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1.6986in" style:rel-column-width="16076*"/>
    </style:style>
    <style:style style:name="Tabela1.B" style:family="table-column">
      <style:table-column-properties style:column-width="5.2264in" style:rel-column-width="4945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6d1a"/>
    </style:style>
    <style:style style:name="P2" style:family="paragraph" style:parent-style-name="Standard">
      <style:text-properties officeooo:rsid="00016d1a" officeooo:paragraph-rsid="00016d1a"/>
    </style:style>
    <style:style style:name="P3" style:family="paragraph" style:parent-style-name="Standard">
      <style:text-properties officeooo:paragraph-rsid="00024903"/>
    </style:style>
    <style:style style:name="P4" style:family="paragraph" style:parent-style-name="Standard">
      <style:text-properties officeooo:rsid="00054b79" officeooo:paragraph-rsid="00054b79"/>
    </style:style>
    <style:style style:name="P5" style:family="paragraph" style:parent-style-name="Text_20_body">
      <style:text-properties officeooo:paragraph-rsid="00016d1a"/>
    </style:style>
    <style:style style:name="P6" style:family="paragraph" style:parent-style-name="Text_20_body">
      <style:text-properties officeooo:rsid="00016d1a" officeooo:paragraph-rsid="00016d1a"/>
    </style:style>
    <style:style style:name="P7" style:family="paragraph" style:parent-style-name="Text_20_body">
      <style:text-properties officeooo:rsid="00024903" officeooo:paragraph-rsid="00024903"/>
    </style:style>
    <style:style style:name="P8" style:family="paragraph" style:parent-style-name="Text_20_body">
      <style:text-properties officeooo:paragraph-rsid="00024903"/>
    </style:style>
    <style:style style:name="P9" style:family="paragraph" style:parent-style-name="Text_20_body">
      <style:text-properties officeooo:rsid="00036568" officeooo:paragraph-rsid="00036568"/>
    </style:style>
    <style:style style:name="P10" style:family="paragraph" style:parent-style-name="Text_20_body">
      <style:text-properties officeooo:rsid="00054b79" officeooo:paragraph-rsid="00054b79"/>
    </style:style>
    <style:style style:name="P11" style:family="paragraph" style:parent-style-name="Text_20_body">
      <style:text-properties officeooo:rsid="0006fcb9" officeooo:paragraph-rsid="0006fcb9"/>
    </style:style>
    <style:style style:name="P12" style:family="paragraph" style:parent-style-name="Heading_20_1">
      <style:text-properties officeooo:paragraph-rsid="00016d1a"/>
    </style:style>
    <style:style style:name="P13" style:family="paragraph" style:parent-style-name="Heading_20_2">
      <style:text-properties officeooo:paragraph-rsid="00016d1a"/>
    </style:style>
    <style:style style:name="P14" style:family="paragraph" style:parent-style-name="Heading_20_2">
      <style:text-properties fo:font-weight="normal" officeooo:rsid="00024903" officeooo:paragraph-rsid="00024903" style:font-weight-asian="normal" style:font-weight-complex="normal"/>
    </style:style>
    <style:style style:name="P15" style:family="paragraph" style:parent-style-name="Heading_20_2">
      <style:text-properties officeooo:paragraph-rsid="00024903"/>
    </style:style>
    <style:style style:name="P16" style:family="paragraph" style:parent-style-name="Heading_20_2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6fcb9" officeooo:paragraph-rsid="0006fcb9" style:font-size-asian="10pt" style:font-style-asian="normal" style:font-weight-asian="normal" style:text-emphasize="none"/>
    </style:style>
    <style:style style:name="P17" style:family="paragraph" style:parent-style-name="Table_20_Contents">
      <style:text-properties officeooo:paragraph-rsid="00016d1a"/>
    </style:style>
    <style:style style:name="P18" style:family="paragraph" style:parent-style-name="Table_20_Contents">
      <style:text-properties officeooo:rsid="0006fcb9" officeooo:paragraph-rsid="0006fcb9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24903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54b79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24903" style:font-name-asian="HG Mincho Light J" style:font-size-asian="10pt" style:font-style-asian="normal" style:font-weight-asian="normal" style:font-name-complex="Lucidasans" style:font-size-complex="14pt" style:font-style-complex="italic" style:font-weight-complex="bold" style:text-emphasize="none"/>
    </style:style>
    <style:style style:name="T5" style:family="text">
      <style:text-properties officeooo:rsid="00016d1a"/>
    </style:style>
    <style:style style:name="T6" style:family="text">
      <style:text-properties officeooo:rsid="00024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1. Metryczka procesu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Nazwa procesu</text:p>
          </table:table-cell>
          <table:table-cell table:style-name="Tabela1.B1" office:value-type="string">
            <text:p text:style-name="P18">Proces transportu wewnetrznego</text:p>
          </table:table-cell>
        </table:table-row>
        <table:table-row>
          <table:table-cell table:style-name="Tabela1.A2" office:value-type="string">
            <text:p text:style-name="P17">Autorzy</text:p>
          </table:table-cell>
          <table:table-cell table:style-name="Tabela1.B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>Grupa dziekańska</text:p>
          </table:table-cell>
          <table:table-cell table:style-name="Tabela1.B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>Data opracowania</text:p>
          </table:table-cell>
          <table:table-cell table:style-name="Tabela1.B2" office:value-type="string">
            <text:p text:style-name="P17"/>
          </table:table-cell>
        </table:table-row>
      </table:table>
      <text:p text:style-name="P1"/>
      <text:h text:style-name="P12" text:outline-level="1">2. Cele procesu<office:annotation><dc:date>2008-01-07T00:00:00</dc:date><text:p>Dlaczego proces istnieje w organizacji, do czego ma służyć. Nie należy tu wpisywać celów doskonalenia, a tylko cele istnienia (funkcjonowania) procesu. Może być jeden lub więcej celów, w zależności od złożoności procesu. Ten punkt może być przygotowany po opracowaniu dalszych części.</text:p></office:annotation></text:h>
      <text:p text:style-name="P5"/>
      <text:p text:style-name="P11">Proces ma na celu zapewnienie przeplywu materialow pomiedz magazynem I produkcja.</text:p>
      <text:p text:style-name="P5"/>
      <text:h text:style-name="P12" text:outline-level="1">3. Charakterystyka procesu<office:annotation><dc:date>2008-01-07T00:00:00</dc:date><text:p>Kilka zdań będących streszczeniem całego procesu. Ten punkt należy opracować na końcu, gdy będą dostępne informacje z dalszych punktów.</text:p></office:annotation></text:h>
      <text:p text:style-name="P5"/>
      <text:p text:style-name="P5"/>
      <text:h text:style-name="P12" text:outline-level="1">4. Zasoby (dane wejściowe)<office:annotation><dc:date>2008-01-07T00:00:00</dc:date><text:p>Wpisać zasoby niezbędne dla prawidłowego wykonania procesu. Ten punkt można uzupełnić po opisaniu procesu.</text:p></office:annotation></text:h>
      <text:h text:style-name="P16" text:outline-level="2">Srodki transportu, surowce, gotowe wyroby.</text:h>
      <text:h text:style-name="P13" text:outline-level="2">5.1. Uczestnicy procesu</text:h>
      <text:p text:style-name="P1"><text:span text:style-name="T1"/></text:p>
      <text:p text:style-name="P1"><text:span text:style-name="T1">Kierownik magazynu</text:span></text:p>
      <text:p text:style-name="P2">Kierownik produkcji</text:p>
      <text:p text:style-name="P2">Koordynator transportu</text:p>
      <text:p text:style-name="P1"><text:span text:style-name="T5">Operatorzy sprzetu transportujacego</text:span></text:p>
      <text:p text:style-name="P1"/>
      <text:h text:style-name="P13" text:outline-level="2">5.2. Zasoby materialne</text:h>
      <text:p text:style-name="P6">Sprzet transportujacy:</text:p>
      <text:p text:style-name="P6">wozki widlowe, suwnice</text:p>
      <text:p text:style-name="P6">Pudla, kosze, kontenery</text:p>
      <text:h text:style-name="P13" text:outline-level="2">5.3. Zasoby informacyjne<office:annotation><dc:date>2008-01-07T00:00:00</dc:date><text:p>Uwzględnić m.in.: procedury, instrukcje, formularze, inne dokumenty niezbędne do wykonania procesu</text:p></office:annotation></text:h>
      <text:p text:style-name="P6">Procedura przebiegu procesu transportu wewnetrznego na terenie zakladu produkcyjnego.</text:p>
      <text:p text:style-name="P6">Mapa systemu transportu wewnetrznego</text:p>
      <text:p text:style-name="P6"><text:soft-page-break/>Instrukcje obslugi sprzetow do transportowania</text:p>
      <text:p text:style-name="P6">Dokumentacja techniczna sprzetow do transportowania</text:p>
      <text:p text:style-name="P6">Formularz<text:span text:style-name="T6">e okreslajace biezace zapotrzebowanie na surowce</text:span></text:p>
      <text:p text:style-name="P7">Formularze okreslajace zwrot nadwyzek surowcow do magazynu</text:p>
      <text:p text:style-name="P6"/>
      <text:h text:style-name="P13" text:outline-level="2">5.4. Narzędzia, metody i techniki</text:h>
      <text:p text:style-name="P5"/>
      <text:h text:style-name="P12" text:outline-level="1">6. Opis procesu<office:annotation><dc:date>2008-01-07T00:00:00</dc:date><text:p>Opis czynności występujących w procesie. Jeżeli proces składa się z kilku części, można wprowadzić podpunkty. W zadaniach należy wskazywać m.in.: kto wykonuje zadanie, co robi, w jakim terminie, od kogo otrzymuje informacje lub materiały i komu je przekazuje, jakie dokumenty powstają, są wykorzystywane lub zmieniane w zadaniu.</text:p></office:annotation></text:h>
      <text:h text:style-name="P14" text:outline-level="2">Na proces sklada sie kilka zadan, ktorych realizace kontroluje kierownik dzialu transportu wewnetrzenego. Odpowiada on rowniez za przebieg informacji i wspolprace z kierownikiem magazynu I kierownikiem produkcji</text:h>
      <text:h text:style-name="P15" text:outline-level="2"><text:span text:style-name="T4">Zadanie 1:</text:span><text:span text:style-name="T6"> </text:span><text:span text:style-name="T1">Planowanie systemu transportu </text:span></text:h>
      <text:p text:style-name="P9"><text:span text:style-name="T1">Kierownik transportu tworzy procedure przebiegu oraz mape systemu transportu wewnetrznego na podstawie informacji uzyskanych od kierownika zakladu produkcyjnego. Dokumenty te moga ulec modyfikacji na podstawie <text:s/>informacji na biezaco uzyskiwanych od dzialu produkcji I magazynu. </text:span><text:span text:style-name="T3">Kierownicy produkcji I magazynu sa zaznajomieni z procedurami I systemem transportu oraz sa informowani o modyfikacjach. Przekazuja te informacje w swoich zespolach. <text:s/></text:span></text:p>
      <text:h text:style-name="P15" text:outline-level="2"><text:span text:style-name="T2">Zadanie 2: <text:s/>Monitorowanie I koordynacja systemu transportowego</text:span></text:h>
      <text:p text:style-name="P3"><text:span text:style-name="T2"/></text:p>
      <text:p text:style-name="P4"><text:span text:style-name="T2">K</text:span><text:span text:style-name="T1">ierownik transportu stale monitoruje I koordynuje system transportu wewnetrznego. Ocenia jego efektywnosc I w razie potrzeby wprowadza usprawnienia.</text:span></text:p>
      <text:h text:style-name="P15" text:outline-level="2"><text:span text:style-name="T2">Zadanie 3: <text:s/>Zaladunek I rozladunek surowcow I wyrobow gotowych</text:span></text:h>
      <text:p text:style-name="P3"><text:span text:style-name="T2"/></text:p>
      <text:p text:style-name="P4"><text:span text:style-name="T2">O</text:span><text:span text:style-name="T1">peratorzy sprzetu transportujacego odpowiadaja za zaladownie sprzetu transportujacego surowcami w magazynie I przewiezienie ich na stanowiska produkcyjne zgodnie z harmonogramem dostarczonym przez kierownika transportu. Tam nastepuje odbior wyrobow gotowych I ewentualnych nadwyzek ilosciowych surowcow ktore zalegaja w poblizu linii produkcyjnej a nastepnie transport do magazynu. Operatorzy przekazuja formularze bedace biezaca komunikacja pomiedzy dzialem produkcji I magazynem.</text:span></text:p>
      <text:p text:style-name="P8"><text:span text:style-name="T2"/></text:p>
      <text:h text:style-name="P15" text:outline-level="2"><text:span text:style-name="T2">Zadanie 4: <text:s/>Utrzymanie, konserwcja srodkow transportu</text:span></text:h>
      <text:p text:style-name="P8"><text:span text:style-name="T2"/></text:p>
      <text:p text:style-name="P10"><text:span text:style-name="T2">K</text:span><text:span text:style-name="T1">ierownik transportu odpowiada za utrzymanie srodkow transportu w odpowiednim stanie technicznym, kontrolowanie dokumentacji technicznej w celu wyznaczania obowiazkowych przegladow technicznych sprzetu. Operatorzy <text:s/>na biezaco sa zobowiazani przestrzegac instrukcji obslugi srodkow transportu I zglaszac wszelkie usterki kierownikowi, ktory kontaktuje sie z mechanikami lub serwisem obslugi maszyn transportujacych. </text:span></text:p>
      <text:p text:style-name="P3"><text:soft-page-break/><text:span text:style-name="T2"/></text:p>
      <text:h text:style-name="P12" text:outline-level="1">7. Wyjścia (dane wyjściow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1-20T21:54:24.314000000</dc:date>
    <meta:editing-duration>PT20M28S</meta:editing-duration>
    <meta:editing-cycles>3</meta:editing-cycles>
    <meta:document-statistic meta:table-count="1" meta:image-count="0" meta:object-count="0" meta:page-count="3" meta:paragraph-count="39" meta:word-count="343" meta:character-count="2850" meta:non-whitespace-character-count="2537"/>
  </office:meta>
</office:document-meta>
</file>